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0461"/>
    </style:style>
    <style:style style:name="T1" style:family="text">
      <style:text-properties officeooo:rsid="000c0461"/>
    </style:style>
    <style:style style:name="T2" style:family="text">
      <style:text-properties officeooo:rsid="000c06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ur aim in this project was to determine the performance of Neural Networks in several different settings as follows:</text:span></text:p>
      <text:p text:style-name="P1"><text:span text:style-name="T1"/></text:p>
      <text:p text:style-name="P1"><text:span text:style-name="T1">1. Understanding their ability to differentiate a particular type of attack from other attacks and normal conditions.</text:span></text:p>
      <text:p text:style-name="P1"><text:span text:style-name="T1"/></text:p>
      <text:p text:style-name="P1"><text:span text:style-name="T1">2. Understanding how efficient Neural Networks are in distinguishing attacks from normal usage (anomaly detection)</text:span></text:p>
      <text:p text:style-name="P1"><text:span text:style-name="T1"/></text:p>
      <text:p text:style-name="P1"><text:span text:style-name="T1">3. Understanding how well Neural Networks perform at differentiating a given sets of attacks from other situations</text:span></text:p>
      <text:p text:style-name="P1"><text:span text:style-name="T1"/></text:p>
      <text:p text:style-name="P1"><text:span text:style-name="T1">Preprocessing:</text:span></text:p>
      <text:p text:style-name="P1"><text:span text:style-name="T1"/></text:p>
      <text:p text:style-name="P1"><text:span text:style-name="T1">To running efficiency, we decided to reduce the number of attributes that serve as inputs to the N</text:span><text:span text:style-name="T2">N</text:span><text:span text:style-name="T1">s. </text:span><text:span text:style-name="T2">There was a lot of scope for attribute reduction in the data sets as a lot of attributes had either negligible variation or no variation at all.</text:span><text:span text:style-name="T1"> Reducing the attributes has a lot of advantages and the more attributes one can reduce, the simpler and faster the model becomes. However, attribute reduction also affects the accuracy of the model. So we had to find a balance between speed and accuracy. We decided on the final number of attributes by the process of trial and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purvj </meta:initial-creator>
    <meta:creation-date>2013-04-15T19:04:40</meta:creation-date>
    <dc:date>2013-04-15T19:22:04</dc:date>
    <dc:creator>appurvj </dc:creator>
    <meta:editing-duration>PT1M44S</meta:editing-duration>
    <meta:editing-cycles>1</meta:editing-cycles>
    <meta:document-statistic meta:table-count="0" meta:image-count="0" meta:object-count="0" meta:page-count="1" meta:paragraph-count="6" meta:word-count="172" meta:character-count="1058" meta:non-whitespace-character-count="891"/>
    <meta:generator>LibreOffice/3.6$Linux_X86_64 LibreOffice_project/360m1$Build-2</meta:generator>
  </office:meta>
</office:document-meta>
</file>